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>
            <text:p>files on side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de menus like open sa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mart ho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tus bar/notify message(i.e. file saved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ghlight selec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op margin in sourceview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2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12:51:02.436269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5T12:51:22.462313798</dc:date>
    <meta:editing-duration>PT17M7S</meta:editing-duration>
    <meta:editing-cycles>28</meta:editing-cycles>
    <meta:generator>LibreOffice/6.4.0.3$Linux_X86_64 LibreOffice_project/40$Build-3</meta:generator>
    <meta:document-statistic meta:table-count="1" meta:cell-count="38" meta:object-count="0"/>
  </office:meta>
</office:document-meta>
</file>